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REY Benoit</text:p>
      <text:p text:style-name="P1"/>
      <text:p text:style-name="P1"/>
      <text:p text:style-name="P1"/>
      <text:p text:style-name="P1"/>
      <text:p text:style-name="P2">Compte rendu TP1 et TP2</text:p>
      <text:p text:style-name="P2"/>
      <text:p text:style-name="P3">TP1 :</text:p>
      <text:p text:style-name="P4"/>
      <text:p text:style-name="P4">MainWidget : <text:s/>gère l'initialisation et l'affichage de la fenêtre, l'initialisation et l'affichage des éléments et l'initialisation et gestion des events.</text:p>
      <text:p text:style-name="P4"/>
      <text:p text:style-name="P4">GeometryEngine : initialise l'objet à afficher dans la scène et appele glDrawElement pour l'afficher.</text:p>
      <text:p text:style-name="P4"/>
      <text:p text:style-name="P4">fshader.glsl : est la couleur du fond.</text:p>
      <text:p text:style-name="P4"/>
      <text:p text:style-name="P4">vshader.glsl : est la texture des éléments qui composent l'objet.</text:p>
      <text:p text:style-name="P4"/>
      <text:p text:style-name="P4">void GeometryEngine::initCubeGeometry() : défini les coordonnées des sommets des faces et met les indices des sommets dans un tableau pour pouvoir construire les triangles strip</text:p>
      <text:p text:style-name="P4"/>
      <text:p text:style-name="P4">void GeometryEngine::drawCubeGeometry(QOpenGLShaderProgram *program) :</text:p>
      <text:p text:style-name="P4"><text:tab/>Cette fonction est la fonction qui dessine le cube, avec glDrawElement en lui passant le type de triangle (ici triangle strip), le nombre à afficher et le type des éléments.</text:p>
      <text:p text:style-name="P4"/>
      <text:p text:style-name="P4">Problème TP1 : Pas de problème avec le TP1, cependant la partie ou on modifie les z n'est plus la vu qu'elle est remplacé par la lecture de carte d'altitude du TP2.</text:p>
      <text:p text:style-name="P4"/>
      <text:p text:style-name="P4"/>
      <text:p text:style-name="P3">TP2 :</text:p>
      <text:p text:style-name="P4"/>
      <text:p text:style-name="P4">mise à jour avec MainWidget : La mise à jour est faite dans timerEvent, ou toute les X millisecondes, la fonction update est appelée pour mettre à jour l'affichage.</text:p>
      <text:p text:style-name="P4"/>
      <text:p text:style-name="P4">Qtimer : La classe Qtimer permet de créer un timer de X millisecondes, pour gérer l'appel de la fonction pour redessiner la scène. Le timer gère donc le nombre de fps à l'écran.</text:p>
      <text:p text:style-name="P4"/>
      <text:p text:style-name="P4">Qu'observez vous ? : Les fenêtres avec 100 et 1000 fps sont identiques et les figures tournent plus vite dans ces deux là plutôt que dans les fenêtres 1 et 10 fps. Ici les fps impactent aussi la vitesse de rotation des objets, ou plutôt fait que l'objet ralenti moins vite.</text:p>
      <text:p text:style-name="P4"/>
      <text:p text:style-name="P4">Problème TP2 : Je n'ai pas réussi à faire tourner la figure autour de son point d'origine et donc changer les évents sur les touches UP et DOWN pour modifier la vitesse de rotation.</text:p>
      <text:p text:style-name="P4"/>
      <text:p text:style-name="P4"/>
      <text:p text:style-name="P4">Bonus : Pour faire la lumière j'aurai regardé comment marchait les lumières sur openGl et je ne sais pas comment appliquer un texture au fond, mais c'était sûrement à modifier dans fshader.gls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date>2018-10-10T23:00:43.49</dc:date>
    <dc:creator>Benoit Dorey</dc:creator>
    <meta:editing-duration>PT4H51M34S</meta:editing-duration>
    <meta:editing-cycles>96</meta:editing-cycles>
    <meta:document-statistic meta:table-count="0" meta:image-count="0" meta:object-count="0" meta:page-count="1" meta:paragraph-count="17" meta:word-count="332" meta:character-count="1976"/>
  </office:meta>
</office:document-meta>
</file>